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544b06" officeooo:paragraph-rsid="00544b06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194eb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5deca4" officeooo:paragraph-rsid="005deca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2f9737" officeooo:paragraph-rsid="004194eb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0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1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2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3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4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15" style:family="paragraph" style:parent-style-name="Text_20_body_20__28_user_29_">
      <style:paragraph-properties fo:text-align="justify" style:justify-single-word="false"/>
      <style:text-properties officeooo:rsid="00521b1c" officeooo:paragraph-rsid="00521b1c"/>
    </style:style>
    <style:style style:name="P16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17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18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b79fa" style:font-size-asian="14pt" style:font-weight-asian="bold" style:font-weight-complex="bold"/>
    </style:style>
    <style:style style:name="P19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style="normal" fo:font-weight="normal" officeooo:rsid="004e572c" officeooo:paragraph-rsid="00602c64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20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style="normal" fo:font-weight="normal" officeooo:rsid="00602c64" officeooo:paragraph-rsid="00602c64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21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4194eb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2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44b0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3" style:family="paragraph" style:parent-style-name="Text_20_body_20__28_user_29_">
      <style:paragraph-properties fo:text-align="justify" style:justify-single-word="false" fo:break-before="page"/>
      <style:text-properties style:font-name="Helvetica" fo:font-size="11pt" fo:language="es" fo:country="ES" fo:font-style="italic" fo:font-weight="normal" officeooo:rsid="004ed3ec" officeooo:paragraph-rsid="00521b1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24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5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6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27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28" style:family="paragraph" style:parent-style-name="Text_20_body_20__28_user_29_" style:list-style-name="L2">
      <style:paragraph-properties fo:text-align="justify" style:justify-single-word="false"/>
      <style:text-properties officeooo:paragraph-rsid="005e5b00"/>
    </style:style>
    <style:style style:name="P29" style:family="paragraph" style:parent-style-name="Text_20_body_20__28_user_29_" style:list-style-name="L2">
      <style:paragraph-properties fo:text-align="justify" style:justify-single-word="false"/>
      <style:text-properties officeooo:paragraph-rsid="005f3113"/>
    </style:style>
    <style:style style:name="P30" style:family="paragraph" style:parent-style-name="Text_20_body_20__28_user_29_" style:list-style-name="L2">
      <style:paragraph-properties fo:text-align="justify" style:justify-single-word="false"/>
      <style:text-properties officeooo:paragraph-rsid="0065e39a"/>
    </style:style>
    <style:style style:name="P31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weight="normal" officeooo:rsid="005e5b00" officeooo:paragraph-rsid="005e5b0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ed3ec" officeooo:paragraph-rsid="0065e39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3" style:family="paragraph" style:parent-style-name="Text_20_body_20__28_user_29_" style:list-style-name="L3">
      <style:paragraph-properties fo:text-align="justify" style:justify-single-word="false"/>
      <style:text-properties fo:font-style="normal" fo:font-weight="normal" officeooo:rsid="00521b1c" officeooo:paragraph-rsid="0067876f" style:font-style-asian="normal" style:font-weight-asian="normal" style:font-style-complex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Courier" fo:font-size="10pt" officeooo:rsid="004ed3ec" officeooo:paragraph-rsid="0067876f" style:font-size-asian="10pt" style:font-size-complex="10pt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Courier" fo:font-size="10pt" officeooo:rsid="0067876f" officeooo:paragraph-rsid="0067876f" style:font-size-asian="10pt" style:font-size-complex="10pt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Courier" fo:font-size="10pt" fo:language="es" fo:country="ES" fo:font-style="normal" fo:font-weight="normal" officeooo:rsid="0067876f" officeooo:paragraph-rsid="0067876f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urier" fo:font-size="10pt" fo:language="es" fo:country="ES" fo:font-style="normal" fo:font-weight="normal" officeooo:rsid="0067876f" officeooo:paragraph-rsid="0067876f" style:letter-kerning="true" style:font-name-asian="SimSun" style:font-size-asian="10pt" style:language-asian="zh" style:country-asian="CN" style:font-style-asian="normal" style:font-weight-asian="normal" style:font-name-complex="Helv" style:font-size-complex="10pt" style:language-complex="hi" style:country-complex="IN" style:font-style-complex="normal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Helvetica" fo:font-size="11pt" fo:language="es" fo:country="ES" fo:font-style="normal" fo:font-weight="bold" officeooo:rsid="00665756" officeooo:paragraph-rsid="0067876f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Helvetica" fo:font-size="11pt" fo:language="es" fo:country="ES" fo:font-style="normal" fo:font-weight="normal" officeooo:rsid="0067876f" officeooo:paragraph-rsid="0067876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2d18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5850b5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5e5b00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68bbff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69d37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6c224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4194e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5e5b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weight="bold" officeooo:rsid="0067876f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5" style:family="text">
      <style:text-properties style:font-name="Helvetica" fo:font-size="11pt" fo:language="es" fo:country="ES" fo:font-weight="bold" officeooo:rsid="0068bbff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6" style:family="text">
      <style:text-properties style:font-name="Helvetica" fo:font-size="11pt" fo:language="es" fo:country="ES" fo:font-weight="bold" officeooo:rsid="0069d37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7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8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29" style:family="text">
      <style:text-properties style:font-name="Helvetica" fo:font-size="11pt" fo:language="es" fo:country="ES" fo:font-style="italic" fo:font-weight="normal" officeooo:rsid="004cb90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italic" fo:font-weight="normal" officeooo:rsid="004058f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1" style:family="text">
      <style:text-properties style:font-name="Helvetica" fo:font-size="11pt" fo:language="es" fo:country="ES" fo:font-style="italic" fo:font-weight="normal" officeooo:rsid="005e5b00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2" style:family="text">
      <style:text-properties style:font-name="Helvetica" fo:font-size="11pt" fo:language="es" fo:country="ES" fo:font-style="italic" fo:font-weight="normal" officeooo:rsid="005f3113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3" style:family="text">
      <style:text-properties style:font-name="Helvetica" fo:font-size="11pt" fo:language="es" fo:country="ES" fo:font-style="italic" fo:font-weight="normal" officeooo:rsid="006505f9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4" style:family="text">
      <style:text-properties style:font-name="Helvetica" fo:font-size="11pt" fo:language="es" fo:country="ES" fo:font-style="italic" fo:font-weight="normal" officeooo:rsid="00660ba1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5" style:family="text">
      <style:text-properties style:font-name="Helvetica" fo:font-size="11pt" fo:language="es" fo:country="ES" fo:font-style="italic" officeooo:rsid="0067876f" style:letter-kerning="true" style:font-name-asian="SimSun" style:font-size-asian="11pt" style:language-asian="zh" style:country-asian="CN" style:font-style-asian="italic" style:font-name-complex="Helv" style:font-size-complex="11pt" style:language-complex="hi" style:country-complex="IN" style:font-style-complex="italic"/>
    </style:style>
    <style:style style:name="T36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7" style:family="text">
      <style:text-properties style:font-name="Helvetica" fo:font-size="11pt" fo:language="es" fo:country="ES" fo:font-style="normal" fo:font-weight="bold" officeooo:rsid="005f3113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8" style:family="text">
      <style:text-properties style:font-name="Helvetica" fo:font-size="11pt" fo:language="es" fo:country="ES" fo:font-style="normal" fo:font-weight="bold" officeooo:rsid="00602c64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9" style:family="text">
      <style:text-properties style:font-name="Helvetica" fo:font-size="11pt" fo:language="es" fo:country="ES" fo:font-style="normal" fo:font-weight="bold" officeooo:rsid="00660ba1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40" style:family="text">
      <style:text-properties style:font-name="Helvetica" fo:font-size="11pt" fo:language="es" fo:country="ES" fo:font-style="normal" fo:font-weight="bold" officeooo:rsid="00665756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41" style:family="text">
      <style:text-properties style:font-name="Helvetica" fo:font-size="11pt" fo:language="es" fo:country="ES" fo:font-style="normal" fo:font-weight="normal" officeooo:rsid="005f3113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2" style:family="text">
      <style:text-properties style:font-name="Helvetica" fo:font-size="11pt" fo:language="es" fo:country="ES" fo:font-style="normal" fo:font-weight="normal" officeooo:rsid="00602c64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3" style:family="text">
      <style:text-properties style:font-name="Helvetica" fo:font-size="11pt" fo:language="es" fo:country="ES" fo:font-style="normal" fo:font-weight="normal" officeooo:rsid="00660ba1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4" style:family="text">
      <style:text-properties style:font-name="Helvetica" fo:font-size="11pt" fo:language="es" fo:country="ES" fo:font-style="normal" fo:font-weight="normal" officeooo:rsid="00665756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5" style:family="text">
      <style:text-properties style:font-name="Helvetica" fo:font-size="11pt" fo:language="es" fo:country="ES" fo:font-style="normal" fo:font-weight="normal" officeooo:rsid="0067876f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6" style:family="text">
      <style:text-properties style:font-name="Helvetica" fo:font-size="11pt" fo:language="es" fo:country="ES" fo:font-style="normal" fo:font-weight="normal" officeooo:rsid="006f546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7" style:family="text">
      <style:text-properties style:font-name="Helvetica" fo:font-size="11pt" fo:language="es" fo:country="ES" style:letter-kerning="true" style:font-name-asian="SimSun" style:font-size-asian="11pt" style:language-asian="zh" style:country-asian="CN" style:font-name-complex="Helv" style:font-size-complex="11pt" style:language-complex="hi" style:country-complex="IN"/>
    </style:style>
    <style:style style:name="T48" style:family="text">
      <style:text-properties style:font-name="Helvetica" fo:font-size="11pt" fo:language="es" fo:country="ES" officeooo:rsid="004ed3ec" style:letter-kerning="true" style:font-name-asian="SimSun" style:font-size-asian="11pt" style:language-asian="zh" style:country-asian="CN" style:font-name-complex="Helv" style:font-size-complex="11pt" style:language-complex="hi" style:country-complex="IN"/>
    </style:style>
    <style:style style:name="T49" style:family="text">
      <style:text-properties style:font-name="Helvetica" fo:font-size="11pt" fo:language="es" fo:country="ES" officeooo:rsid="0067876f" style:letter-kerning="true" style:font-name-asian="SimSun" style:font-size-asian="11pt" style:language-asian="zh" style:country-asian="CN" style:font-name-complex="Helv" style:font-size-complex="11pt" style:language-complex="hi" style:country-complex="IN"/>
    </style:style>
    <style:style style:name="T50" style:family="text">
      <style:text-properties style:font-name="Helvetica" fo:font-size="11pt" style:font-size-asian="11pt" style:font-size-complex="11pt"/>
    </style:style>
    <style:style style:name="T51" style:family="text">
      <style:text-properties style:font-name="Helvetica" fo:font-size="11pt" officeooo:rsid="00665756" style:font-size-asian="11pt" style:font-size-complex="11pt"/>
    </style:style>
    <style:style style:name="T52" style:family="text">
      <style:text-properties officeooo:rsid="003e8bdc"/>
    </style:style>
    <style:style style:name="T53" style:family="text">
      <style:text-properties officeooo:rsid="004767d0"/>
    </style:style>
    <style:style style:name="T54" style:family="text">
      <style:text-properties officeooo:rsid="004be7c8"/>
    </style:style>
    <style:style style:name="T55" style:family="text">
      <style:text-properties fo:language="es" fo:country="ES" fo:font-style="normal" fo:font-weight="normal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56" style:family="text">
      <style:text-properties fo:language="es" fo:country="ES" fo:font-style="normal" fo:font-weight="normal" officeooo:rsid="0067876f" style:letter-kerning="true" style:font-name-asian="SimSun" style:language-asian="zh" style:country-asian="CN" style:font-style-asian="normal" style:font-weight-asian="normal" style:font-name-complex="Helv" style:language-complex="hi" style:country-complex="IN" style:font-style-complex="normal" style:font-weight-complex="normal"/>
    </style:style>
    <style:style style:name="T57" style:family="text">
      <style:text-properties officeooo:rsid="004f7054"/>
    </style:style>
    <style:style style:name="T58" style:family="text">
      <style:text-properties officeooo:rsid="0054f7a7"/>
    </style:style>
    <style:style style:name="T59" style:family="text">
      <style:text-properties officeooo:rsid="005b79fa"/>
    </style:style>
    <style:style style:name="T60" style:family="text">
      <style:text-properties officeooo:rsid="005b7c46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5df264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602c64"/>
    </style:style>
    <style:style style:name="T65" style:family="text">
      <style:text-properties officeooo:rsid="00611097"/>
    </style:style>
    <style:style style:name="T66" style:family="text">
      <style:text-properties officeooo:rsid="006a78c4"/>
    </style:style>
    <style:style style:name="T67" style:family="text">
      <style:text-properties officeooo:rsid="006c2248"/>
    </style:style>
    <style:style style:name="T68" style:family="text">
      <style:text-properties officeooo:rsid="00704235"/>
    </style:style>
    <style:style style:name="T69" style:family="text">
      <style:text-properties officeooo:rsid="00717143"/>
    </style:style>
    <style:style style:name="T7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AMEN <text:span text:style-name="T57">DE </text:span>PRÁCTICAS </text:p>
      <text:p text:style-name="P17">Convocatoria <text:span text:style-name="T58">ordinaria</text:span></text:p>
      <text:p text:style-name="P18">ARQUITECTURA DE COMPUTADORES</text:p>
      <text:p text:style-name="P16">3<text:span text:style-name="T60">º</text:span>, IST, <text:span text:style-name="T59">URJC</text:span></text:p>
      <text:p text:style-name="P10">Fuenlabrada, <text:span text:style-name="T69">14 </text:span>de <text:span text:style-name="T69">Enero</text:span> de 20<text:span text:style-name="T69">20</text:span></text:p>
      <text:p text:style-name="P2"/>
      <text:p text:style-name="P9"><text:span text:style-name="T18">A</text:span><text:span text:style-name="T17">VISO</text:span><text:span text:style-name="T1">: Asegúrate que tus programas </text:span><text:span text:style-name="T17">cumplen</text:span><text:span text:style-name="T1"> con los siguientes criterios. Si no se cumple alguno de ellos la </text:span><text:span text:style-name="T17">nota máxima</text:span><text:span text:style-name="T1"> de tu examen será de </text:span><text:span text:style-name="T17">2 puntos</text:span></text:p>
      <text:list xml:id="list4017173383" text:style-name="L1">
        <text:list-item>
          <text:p text:style-name="P25"><text:span text:style-name="T17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25"><text:span text:style-name="T36">Respetar el convenio</text:span><text:span text:style-name="T1">. </text:span><text:span text:style-name="T2">Resuelve las preguntas </text:span><text:span text:style-name="T19">sin violar</text:span><text:span text:style-name="T2"> el convenio del uso de registros </text:span><text:span text:style-name="T8">(ABI del RISC-V)</text:span></text:p>
        </text:list-item>
        <text:list-item>
          <text:p text:style-name="P26"><text:span text:style-name="T17">Sin errores en tiempo de ejecución</text:span><text:span text:style-name="T1"> (Runtime errors). Tus programas no deben generar excepciones al ejecutarse</text:span></text:p>
        </text:list-item>
        <text:list-item>
          <text:p text:style-name="P27"><text:span text:style-name="T17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4"/>
      <text:p text:style-name="P4"/>
      <text:p text:style-name="P6">Se está desarrollando una aplicación para la <text:span text:style-name="T61">evaluación de expresiones </text:span>con el RISCV, <text:span text:style-name="T62">desde la línea de comandos.</text:span> En esta fase inicial se están prototipando algunas de las funciones necesarias. Nuestro jefe de proyecto nos ha asignado la <text:span text:style-name="T61">implementación</text:span> de las siguientes funciones, cuya <text:span text:style-name="T61">especificación</text:span> es la siguiente:</text:p>
      <text:p text:style-name="P6"/>
      <text:list xml:id="list2532239518" text:style-name="L2">
        <text:list-item>
          <text:p text:style-name="P28"><text:span text:style-name="T29">int</text:span><text:span text:style-name="T30"> </text:span><text:span text:style-name="T31">atoi1</text:span><text:span text:style-name="T30">(</text:span><text:span text:style-name="T31">char</text:span><text:span text:style-name="T30">)</text:span><text:span text:style-name="T12">: </text:span><text:span text:style-name="T23">Convertir</text:span><text:span text:style-name="T13"> un dígito (‘0’ - ‘9’) a su </text:span><text:span text:style-name="T23">número</text:span><text:span text:style-name="T13"> correspondiente. La función tiene </text:span><text:span text:style-name="T23">un parámetro de entrada</text:span><text:span text:style-name="T13">: el carácter a convertir. Devuelve su valor numérico si es un </text:span><text:span text:style-name="T23">dígito correcto</text:span><text:span text:style-name="T13"> (‘0’ - ‘9’) ó </text:span><text:span text:style-name="T23">-1</text:span><text:span text:style-name="T13"> en caso de que sea cualquier otro dígito. Por ejemplo, atoi1(‘3’) devuelve 3, mientras que atoi(‘a’) devuelve -1</text:span></text:p>
          <text:p text:style-name="P31"/>
        </text:list-item>
        <text:list-item>
          <text:p text:style-name="P29"><text:span text:style-name="T29">int</text:span><text:span text:style-name="T30"> </text:span><text:span text:style-name="T32">evaluar</text:span><text:span text:style-name="T30">(</text:span><text:span text:style-name="T32">pcad</text:span><text:span text:style-name="T30">): </text:span><text:span text:style-name="T41">Evaluar una expresión definida por una cadena. Como </text:span><text:span text:style-name="T37">parámetro de entrada</text:span><text:span text:style-name="T41"> tiene un </text:span><text:span text:style-name="T37">puntero</text:span><text:span text:style-name="T41"> a la cadena con l</text:span><text:span text:style-name="T46">a</text:span><text:span text:style-name="T41"> expresión. Devuelve el </text:span><text:span text:style-name="T37">valor</text:span><text:span text:style-name="T41"> de la expresión calculada ó </text:span><text:span text:style-name="T37">-1</text:span><text:span text:style-name="T41"> en caso de error (el error es debido a que la expresión es incorrecta). <text:s/>Las expresiones que se evalúan son </text:span><text:span text:style-name="T37">sumas de números enteros de 1 dígito</text:span><text:span text:style-name="T41">. Los números son siempre positivos. Así, esto son ejemplos de expresiones correctas: “1+1”, “0+0+5+9”, “1”, “3+5+6+2”, que </text:span><text:span text:style-name="T42">darían</text:span><text:span text:style-name="T41"> como resultado los valores 2, 14, 1 y 16 respectivamente. <text:s/>Esta función comprueba si la expresión es correcta, y en caso de serlo, calcula su valor, </text:span><text:span text:style-name="T42">y si no lo es devuelve -1</text:span><text:span text:style-name="T41">. </text:span><text:span text:style-name="T42">Ya disponemos de su </text:span><text:span text:style-name="T38">implementación en pseudocódigo python</text:span><text:span text:style-name="T42"> y nuestra misión será transcribirla a lenguaje ensamblador del RISC-V, siendo lo más fieles posibles al algoritmo dado (NO la podemos implementar cómo queramos, sino que tiene ser usando exactamente este algoritmo)</text:span></text:p>
        </text:list-item>
      </text:list>
      <text:p text:style-name="P4"/>
      <text:p text:style-name="P19"><text:soft-page-break/>def evaluar(cad):</text:p>
      <text:p text:style-name="P19"><text:s text:c="2"/>#-- <text:span text:style-name="T64">Si el primer carácter es ‘\n’ se </text:span>devuelve error</text:p>
      <text:p text:style-name="P19"><text:s text:c="2"/>if cad<text:span text:style-name="T64">[0]</text:span>=="\n":</text:p>
      <text:p text:style-name="P19"><text:s text:c="4"/>return -1</text:p>
      <text:p text:style-name="P19"/>
      <text:p text:style-name="P19"><text:s text:c="2"/>#-- <text:span text:style-name="T64">Convertir el primer digito a numero (op1)</text:span></text:p>
      <text:p text:style-name="P19"><text:s text:c="2"/>op1 = atoi(cad[0])</text:p>
      <text:p text:style-name="P19"/>
      <text:p text:style-name="P19"><text:s text:c="2"/>#-- <text:span text:style-name="T64">Si la conversion falla, se devuelve error</text:span></text:p>
      <text:p text:style-name="P19"><text:s text:c="2"/>if op1 == -1:</text:p>
      <text:p text:style-name="P19"><text:s text:c="4"/>return -1</text:p>
      <text:p text:style-name="P19"/>
      <text:p text:style-name="P19"><text:s text:c="2"/>#-- Si <text:span text:style-name="T64">el siguiente carácter es “\n”, la expresion </text:span></text:p>
      <text:p text:style-name="P20"><text:s text:c="2"/>#-- tiene solo un digito: devolvermos su valor</text:p>
      <text:p text:style-name="P19"><text:s text:c="2"/>if cad[1]=="\n":</text:p>
      <text:p text:style-name="P19"><text:s text:c="4"/>return op1; <text:s/><text:span text:style-name="T66">#-- PREGUNTA 5: Nivel de maxima profundidad</text:span></text:p>
      <text:p text:style-name="P19"/>
      <text:p text:style-name="P19"><text:s text:c="2"/>#-- <text:span text:style-name="T64">Si el segundo carácter NO es</text:span> '+', <text:span text:style-name="T64">se devuelve error</text:span></text:p>
      <text:p text:style-name="P19"><text:s text:c="2"/>if cad[1]!='+':</text:p>
      <text:p text:style-name="P19"><text:s text:c="4"/>return -1 <text:s/>#-- Error</text:p>
      <text:p text:style-name="P19"/>
      <text:p text:style-name="P19"><text:s text:c="2"/>#-- Evaluar la expresion contenida en la subcadena <text:span text:style-name="T64">desde el </text:span></text:p>
      <text:p text:style-name="P19"><text:s text:c="2"/><text:span text:style-name="T64">#-- tercer carácter hasta el final, llamando a evaluar(recursivo)</text:span></text:p>
      <text:p text:style-name="P19"><text:s text:c="2"/>op2 = evaluar(cad[2:])</text:p>
      <text:p text:style-name="P19"><text:s text:c="4"/></text:p>
      <text:p text:style-name="P19"><text:s text:c="2"/>#-- si op2 es -1 <text:span text:style-name="T65">ha habido un error</text:span></text:p>
      <text:p text:style-name="P19"><text:s text:c="2"/>if op2 == -1:</text:p>
      <text:p text:style-name="P19"><text:s text:c="4"/>return -1</text:p>
      <text:p text:style-name="P19"/>
      <text:p text:style-name="P19"><text:s text:c="2"/>#-- Evaluar la suma del primer digito más el valor de la subcadena</text:p>
      <text:p text:style-name="P19"><text:s text:c="2"/>return op1 + op2 </text:p>
      <text:p text:style-name="P19"/>
      <text:p text:style-name="P4"/>
      <text:list xml:id="list112549351028314" text:continue-numbering="true" text:style-name="L2">
        <text:list-item>
          <text:p text:style-name="P30"><text:span text:style-name="T29">int</text:span><text:span text:style-name="T30"> </text:span><text:span text:style-name="T33">procesar</text:span><text:span text:style-name="T30">(</text:span><text:span text:style-name="T34">void</text:span><text:span text:style-name="T30">): </text:span><text:span text:style-name="T43">Es una función para </text:span><text:span text:style-name="T39">interactuar con el usuario</text:span><text:span text:style-name="T43">. No tiene ningún parametro de entrada. Al invocarla, pide una cadena al usuario. Si la cadena recibida es </text:span><text:span text:style-name="T39">nula</text:span><text:span text:style-name="T43"> (El usuario ha apretado ENTER sin introducir nada) retornará, devolviendo el </text:span><text:span text:style-name="T39">código -2</text:span><text:span text:style-name="T43">. En caso contrario, llamará a la </text:span><text:span text:style-name="T34">función evaluar()</text:span><text:span text:style-name="T43"> pasándole la cadena introducida por el usuario. Si se produce un </text:span><text:span text:style-name="T39">error en la evaluación</text:span><text:span text:style-name="T43">, se imprimirá un mensaje de error </text:span><text:span text:style-name="T44">y se devolverá el </text:span><text:span text:style-name="T40">código -1</text:span><text:span text:style-name="T44">. Por último, si todo ha ido bien, se </text:span><text:span text:style-name="T40">imprimirá el resultado</text:span><text:span text:style-name="T44"> de la evaluación, y se </text:span><text:span text:style-name="T40">devolverá</text:span><text:span text:style-name="T44">. </text:span><text:span text:style-name="T45">Este es un ejemplo de la salida en consola al llamar a esta función: <text:s/></text:span></text:p>
          <text:p text:style-name="P34"><text:soft-page-break/><text:span text:style-name="T55">Introduce expresion a calcular: 1</text:span><text:span text:style-name="T56">+1</text:span></text:p>
          <text:p text:style-name="P34"><text:span text:style-name="T55">Resultado: </text:span><text:span text:style-name="T56">2</text:span></text:p>
          <text:p text:style-name="P38"><text:tab/></text:p>
          <text:p text:style-name="P36"><text:span text:style-name="T51">E</text:span><text:span text:style-name="T50">l valor devuelto sería 2. Este es otro ejemplo:</text:span></text:p>
        </text:list-item>
      </text:list>
      <text:p text:style-name="P39"/>
      <text:list xml:id="list112549135490463" text:continue-numbering="true" text:style-name="L2">
        <text:list-header>
          <text:p text:style-name="P34"><text:span text:style-name="T55">Introduce expresion a calcular: </text:span><text:span text:style-name="T56">hola</text:span></text:p>
          <text:p text:style-name="P36">Error!</text:p>
        </text:list-header>
      </text:list>
      <text:p text:style-name="P37"/>
      <text:list xml:id="list112549215338667" text:continue-numbering="true" text:style-name="L2">
        <text:list-header>
          <text:p text:style-name="P36"><text:span text:style-name="T51">E</text:span><text:span text:style-name="T50">l valor devuelto en este caso sería -1</text:span></text:p>
        </text:list-header>
      </text:list>
      <text:p text:style-name="P32"/>
      <text:list xml:id="list3243347812" text:style-name="L3">
        <text:list-item>
          <text:p text:style-name="P33"><text:span text:style-name="T48">E</text:span><text:span text:style-name="T47">l </text:span><text:span text:style-name="T17">programa principal</text:span><text:span text:style-name="T47"> </text:span><text:span text:style-name="T49">imprimirá el mensaje: “EVALUACION DE EXPRESIONES” <text:s/>y entrará en un bucle donde se llamará a la </text:span><text:span text:style-name="T35">función procesar()</text:span><text:span text:style-name="T49">. <text:s/>Se llevará la cuenta de las expresiones que se han evaluado correctamente. Si alguna da error, no se contará. El bucle termina cuando la </text:span><text:span text:style-name="T35">función procesar()</text:span><text:span text:style-name="T49"> devuelve el </text:span><text:span text:style-name="T24">código -2</text:span><text:span text:style-name="T49">. Al salir del bucle, se imprimirá el valor del contador de expresiones correctas. Por ejemplo:</text:span></text:p>
          <text:p text:style-name="P35"><text:span text:style-name="T56">E</text:span><text:span text:style-name="T55">valuaciones OK: 4</text:span></text:p>
        </text:list-item>
      </text:list>
      <text:p text:style-name="P23"/>
      <text:p text:style-name="P14"><text:span text:style-name="T21">Se pi</text:span><text:span text:style-name="T22">d</text:span><text:span text:style-name="T21">e:</text:span></text:p>
      <text:p text:style-name="P13"><text:span text:style-name="T1">1. </text:span><text:span text:style-name="T6">Implementar la función </text:span><text:span text:style-name="T14">atoi1</text:span><text:span text:style-name="T28">()</text:span><text:span text:style-name="T6"> en el fichero </text:span><text:span text:style-name="T25">atoi1</text:span><text:span text:style-name="T20">.s</text:span><text:span text:style-name="T6">. (</text:span><text:span text:style-name="T9">2</text:span><text:span text:style-name="T6"> puntos)</text:span></text:p>
      <text:p text:style-name="P11"><text:span text:style-name="T3">2. </text:span><text:span text:style-name="T6">Implementar la función </text:span><text:span text:style-name="T15">evaluar</text:span><text:span text:style-name="T6">() en el fichero </text:span><text:span text:style-name="T26">evaluar</text:span><text:span text:style-name="T20">.s</text:span><text:span text:style-name="T6"> (</text:span><text:span text:style-name="T9">3</text:span><text:span text:style-name="T6"> puntos)</text:span></text:p>
      <text:p text:style-name="P12"><text:span text:style-name="T1">3. Implementar la función </text:span><text:span text:style-name="T27">procesar()</text:span><text:span text:style-name="T1"> en el fichero </text:span><text:span text:style-name="T17">procesar.s</text:span><text:span text:style-name="T1"> (2 puntos)</text:span></text:p>
      <text:p text:style-name="P12"><text:span text:style-name="T1">4. </text:span><text:span text:style-name="T9">Implementar el</text:span><text:span text:style-name="T1"> </text:span><text:span text:style-name="T17">programa principal</text:span><text:span text:style-name="T1"> en el fichero </text:span><text:span text:style-name="T17">main.s</text:span><text:span text:style-name="T1"> </text:span><text:span text:style-name="T9">(2 puntos)</text:span></text:p>
      <text:p text:style-name="P15"><text:span text:style-name="T9">5. </text:span><text:span text:style-name="T10">Prueba</text:span><text:span text:style-name="T1"> tu programa </text:span><text:span text:style-name="T10">con la cadena “</text:span><text:span text:style-name="T15">1+3+2+1+0</text:span><text:span text:style-name="T10">” </text:span><text:span text:style-name="T1">y responde: ¿Qué valor tiene el </text:span><text:span text:style-name="T17">registro SP</text:span><text:span text:style-name="T1"> cuando se ejecuta la función </text:span><text:span text:style-name="T15">evaluar</text:span><text:span text:style-name="T27">()</text:span><text:span text:style-name="T1"> en el nivel de mayor profundidad, </text:span><text:span text:style-name="T16">antes de liberar la pila y retornar</text:span><text:span text:style-name="T1">? </text:span><text:span text:style-name="T10">(Es el punto indicado en los comentarios del algoritmo). </text:span><text:span text:style-name="T11">Responde en los comentarios dentro del fichero </text:span><text:span text:style-name="T15">evaluar</text:span><text:span text:style-name="T11">.s</text:span><text:span text:style-name="T10"> </text:span><text:span text:style-name="T1">(1 punto)</text:span></text:p>
      <text:p text:style-name="P5"/>
      <text:p text:style-name="P3">Este es un <text:span text:style-name="T61">ejemplo</text:span> de la <text:span text:style-name="T61">salida en la consola</text:span> cuando se ejecuta el programa <text:span text:style-name="T68">completo</text:span>. <text:span text:style-name="T67">Se han introducido dos expresiones correctas, una incorrecta y finalmente se ha pulsado ENTER</text:span></text:p>
      <text:p text:style-name="P22"/>
      <text:p text:style-name="P21">EVALUACION DE EXPRESIONES</text:p>
      <text:p text:style-name="P21"/>
      <text:p text:style-name="P21">Introduce expresion a calcular: <text:span text:style-name="T63">0+0+0+1+2+3+0</text:span></text:p>
      <text:p text:style-name="P21">Resultado: 6</text:p>
      <text:p text:style-name="P21"/>
      <text:p text:style-name="P21">Introduce expresion a calcular: <text:span text:style-name="T63">hola</text:span></text:p>
      <text:p text:style-name="P21">Error!</text:p>
      <text:p text:style-name="P21"/>
      <text:p text:style-name="P21">Introduce expresion a calcular: 9+1+5+1+0</text:p>
      <text:p text:style-name="P21">Resultado: 16</text:p>
      <text:p text:style-name="P21"/>
      <text:p text:style-name="P21">Introduce expresion a calcular: </text:p>
      <text:p text:style-name="P21"/>
      <text:p text:style-name="P21">Evaluaciones ok: 2</text:p>
      <text:p text:style-name="P21">-- program is finished running --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3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20-01-13T11:25:48.486159638</dc:date>
    <meta:editing-cycles>156</meta:editing-cycles>
    <meta:editing-duration>PT16H32M12S</meta:editing-duration>
    <meta:generator>LibreOffice/6.0.7.3$Linux_X86_64 LibreOffice_project/00m0$Build-3</meta:generator>
    <meta:document-statistic meta:table-count="0" meta:image-count="0" meta:object-count="0" meta:page-count="4" meta:paragraph-count="67" meta:word-count="916" meta:character-count="5544" meta:non-whitespace-character-count="4634"/>
  </office:meta>
</office:document-meta>
</file>